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2cm" svg:stroke-color="#000000" draw:marker-start-width="0.8cm" draw:marker-end-width="0.8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cm" svg:height="17.4cm" svg:x="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4.2cm" svg:x="10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cm" svg:height="4.2cm" svg:x="10cm" svg:y="1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cm" svg:height="4.2cm" svg:x="18.4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cm" svg:height="4.2cm" svg:x="2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8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6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0.4cm" svg:y="12.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" draw:text-style-name="P1" draw:layer="layout" svg:width="0.6cm" svg:height="0.6cm" svg:x="12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5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0.4cm" svg:y="10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" draw:text-style-name="P1" draw:layer="layout" svg:width="0.6cm" svg:height="0.6cm" svg:x="12.4cm" svg:y="10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" draw:text-style-name="P1" draw:layer="layout" svg:width="0.6cm" svg:height="0.6cm" svg:x="15cm" svg:y="10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3" draw:text-style-name="P1" draw:layer="layout" svg:x1="8.4cm" svg:y1="8.2cm" svg:x2="9.8cm" svg:y2="8cm">
          <text:p/>
        </draw:line>
        <draw:line draw:style-name="gr3" draw:text-style-name="P1" draw:layer="layout" svg:x1="10.8cm" svg:y1="10.2cm" svg:x2="10.8cm" svg:y2="12.6cm">
          <text:p/>
        </draw:line>
        <draw:line draw:style-name="gr3" draw:text-style-name="P1" draw:layer="layout" svg:x1="12.8cm" svg:y1="10.6cm" svg:x2="12.8cm" svg:y2="12.6cm">
          <text:p/>
        </draw:line>
        <draw:line draw:style-name="gr3" draw:text-style-name="P1" draw:layer="layout" svg:x1="15.4cm" svg:y1="10.6cm" svg:x2="15.4cm" svg:y2="12.6cm">
          <text:p/>
        </draw:line>
        <draw:line draw:style-name="gr3" draw:text-style-name="P1" draw:layer="layout" svg:x1="16.8cm" svg:y1="8.2cm" svg:x2="18.2cm" svg:y2="7.8cm">
          <text:p/>
        </draw:line>
        <draw:frame draw:style-name="gr4" draw:layer="layout" svg:width="3.4cm" svg:height="1.4cm" svg:x="1.2cm" svg:y="1cm">
          <draw:text-box>
            <text:p>Museum</text:p>
          </draw:text-box>
        </draw:frame>
        <draw:frame draw:style-name="gr5" draw:layer="layout" svg:width="2.339cm" svg:height="0.962cm" svg:x="2.2cm" svg:y="4.838cm">
          <draw:text-box>
            <text:p>WEST</text:p>
          </draw:text-box>
        </draw:frame>
        <draw:frame draw:style-name="gr5" draw:layer="layout" svg:width="4.837cm" svg:height="0.962cm" svg:x="10.4cm" svg:y="5.2cm">
          <draw:text-box>
            <text:p>CONTROLLER</text:p>
          </draw:text-box>
        </draw:frame>
        <draw:frame draw:style-name="gr5" draw:layer="layout" svg:width="2.161cm" svg:height="0.962cm" svg:x="18.4cm" svg:y="4.6cm">
          <draw:text-box>
            <text:p>EAST</text:p>
          </draw:text-box>
        </draw:frame>
        <draw:frame draw:style-name="gr5" draw:layer="layout" svg:width="3.804cm" svg:height="0.962cm" svg:x="9.796cm" svg:y="17.038cm">
          <draw:text-box>
            <text:p>DIRECTOR</text:p>
          </draw:text-box>
        </draw:frame>
        <draw:frame draw:style-name="gr5" draw:layer="layout" svg:width="1.488cm" svg:height="0.962cm" svg:x="8.512cm" svg:y="8.4cm">
          <draw:text-box>
            <text:p>exit</text:p>
          </draw:text-box>
        </draw:frame>
        <draw:frame draw:style-name="gr5" draw:layer="layout" svg:width="1.946cm" svg:height="0.962cm" svg:x="16.8cm" svg:y="8.238cm">
          <draw:text-box>
            <text:p>enter</text:p>
          </draw:text-box>
        </draw:frame>
        <draw:frame draw:style-name="gr5" draw:layer="layout" svg:width="1.979cm" svg:height="0.962cm" svg:x="9.6cm" svg:y="11.2cm">
          <draw:text-box>
            <text:p>close</text:p>
          </draw:text-box>
        </draw:frame>
        <draw:frame draw:style-name="gr6" draw:layer="layout" svg:width="1.907cm" svg:height="1.362cm" svg:x="12.4cm" svg:y="11.2cm">
          <draw:text-box>
            <text:p>open</text:p>
          </draw:text-box>
        </draw:frame>
        <draw:frame draw:style-name="gr5" draw:layer="layout" svg:width="2.229cm" svg:height="0.962cm" svg:x="15.2cm" svg:y="11.4cm">
          <draw:text-box>
            <text:p>empty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23:27:30.526561859</meta:creation-date>
    <dc:date>2016-02-09T23:36:06.953874606</dc:date>
    <meta:editing-duration>P0D</meta:editing-duration>
    <meta:editing-cycles>1</meta:editing-cycles>
    <meta:document-statistic meta:object-count="53"/>
    <meta:generator>LibreOffice/4.2.8.2$Linux_X86_64 LibreOffice_project/420m0$Build-2</meta:generator>
  </office:meta>
</office:document-meta>
</file>